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c2bf" officeooo:paragraph-rsid="0015c2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liot Chandler (Wallace)</text:p>
      <text:p text:style-name="P1">COS30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22:21:41.925378976</meta:creation-date>
    <dc:date>2017-09-03T22:22:22.658534029</dc:date>
    <meta:editing-duration>PT41S</meta:editing-duration>
    <meta:editing-cycles>1</meta:editing-cycles>
    <meta:document-statistic meta:table-count="0" meta:image-count="0" meta:object-count="0" meta:page-count="1" meta:paragraph-count="2" meta:word-count="4" meta:character-count="32" meta:non-whitespace-character-count="29"/>
    <meta:generator>LibreOffice/5.2.3.3$Linux_X86_64 LibreOffice_project/20m0$Build-3</meta:generator>
  </office:meta>
</office:document-meta>
</file>